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.5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VOTE" draw:style-name="gr1" draw:text-style-name="P1" svg:width="24.208cm" svg:height="13.866cm" svg:x="10.591cm" svg:y="0.025cm">
            <draw:object draw:notify-on-update-of-ranges="Sheet1.A2:Sheet1.A25 Sheet1.B1:Sheet1.B1 Sheet1.B2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5"/>
        <table:table-row table:style-name="ro1">
          <table:table-cell table:style-name="ce3" office:value-type="string" calcext:value-type="string">
            <text:p>MLA</text:p>
          </table:table-cell>
          <table:table-cell table:style-name="ce3" office:value-type="string" calcext:value-type="string">
            <text:p>VOTE</text:p>
          </table:table-cell>
        </table:table-row>
        <table:table-row table:style-name="ro2">
          <table:table-cell office:value-type="string" calcext:value-type="string">
            <text:p>AMZATH BASHA SHAIK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ADIMULAPU SURES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TSA SATYANARAYAN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DI MUTYALA NAIDU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BUGGANA RAJENDRANATH REDDY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LLUBOINA VENU GOPALA KRISHNA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AMALINGESWARA RAO DADISETT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HARMANA PRASADA RA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UDIVADA AMARNAT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MMUR JAYARAM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JOGI RAMES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AKANI GOVARDHAN REDDY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SRI KARUMURI VENKATA NAGESWARA RA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OTTU SATYANARAYAN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RUGU NAGARJUN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ARAYANA SWAMY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DDIREDDY RAMACHANDRA REDDY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EDIKA RAJANNA DORA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PINIPE VISVARU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OJ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EDIRI APPALARAJU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ANETI VANITH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SHASHRI CHAR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IDALA RAJINI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0:18:50.247105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3T14:56:13.934195979</meta:creation-date>
    <dc:date>2023-08-14T10:21:36.118574518</dc:date>
    <meta:editing-duration>PT1H14M16S</meta:editing-duration>
    <meta:editing-cycles>23</meta:editing-cycles>
    <meta:generator>LibreOffice/6.4.7.2$Linux_X86_64 LibreOffice_project/40$Build-2</meta:generator>
    <meta:document-statistic meta:table-count="1" meta:cell-count="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09cm" svg:height="13.867cm" xlink:href=".." xlink:type="simple" chart:class="chart:bar" chart:style-name="ch1">
        <chart:legend chart:legend-position="end" svg:x="22.501cm" svg:y="6.634cm" style:legend-expansion="high" chart:style-name="ch2"/>
        <chart:plot-area chart:style-name="ch3" table:cell-range-address="Sheet1.A1:Sheet1.B25" chart:data-source-has-labels="both" svg:x="0.484cm" svg:y="0.277cm" svg:width="21.533cm" svg:height="13.313cm">
          <chartooo:coordinate-region svg:x="2.653cm" svg:y="0.277cm" svg:width="19.071cm" svg:height="7.308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ZATH BASHA SHAIK</text:p>
                <draw:g>
                  <svg:desc>Sheet1.A2:Sheet1.A25</svg:desc>
                </draw:g>
              </table:table-cell>
              <table:table-cell office:value-type="float" office:value="20">
                <text:p>20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ADIMULAPU SURES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TSA SATYANARAYA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DI MUTYALA NAIDU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UGGANA RAJENDRANATH REDD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ELLUBOINA VENU GOPALA KRISHN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AMALINGESWARA RAO DADISETT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HARMANA PRASADA RA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UDIVADA AMARNAT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MMUR JAYARA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JOGI RAME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KANI GOVARDHAN REDDY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RI KARUMURI VENKATA NAGESWARA RA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TTU SATYANARAYA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RUGU NAGARJU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RAYANA SWAM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DDIREDDY RAMACHANDRA REDDY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EDIKA RAJANNA DORA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INIPE VISVARU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J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DIRI APPALARAJ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NETI VANITH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HASHRI CHAR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DALA RAJINI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